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stinationData.getIDRef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tinationData.isResolv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tinationData.getID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tinationData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tinationData.resolveIDRef( String id , List pa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tinationData.DestinationData( String id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stinationData.DestinationData( Destination destin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tinationData.getPageView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